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subtitle">
      <style:graphic-properties draw:fill-color="#ffffff" fo:min-height="12.18cm"/>
      <style:paragraph-properties style:writing-mode="lr-tb"/>
    </style:style>
    <style:style style:name="pr8" style:family="presentation" style:parent-style-name="Impress1-outline1">
      <style:graphic-properties fo:min-height="5.559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T1" style:family="text">
      <style:text-properties fo:font-size="26pt" style:font-size-asian="22pt" style:font-size-complex="22pt"/>
    </style:style>
    <style:style style:name="T2" style:family="text">
      <style:text-properties fo:font-size="14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ase</text:p>
              </text:list-item>
              <text:list-item>
                <text:p>Wh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rigg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rigger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s triggers (ou “gatilhos” em português) são uma forma de associar a execução automática de funções a comandos SQL</text:p>
              </text:list-item>
              <text:list-item>
                <text:p>Exemplo: Para um sistema acadêmico. Quando for feito o INSERT de uma nota no sistema, se houver uma tabela TURMA com o campo MÉDIA, essa média deve ser recalculada após cada nota inseri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Quando os triggers são acionado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Os triggers podem ser acionados ANTES da </text:span><text:span text:style-name="T1">execução de um SQL ou APÓS</text:span></text:p>
              </text:list-item>
              <text:list-item>
                <text:p><text:span text:style-name="T1">Quando acionados antes usamos a palavra-</text:span><text:span text:style-name="T1">chave BEFORE e quando depois usamos a </text:span><text:span text:style-name="T1">palavra-chave AFTER</text:span></text:p>
              </text:list-item>
              <text:list-item>
                <text:p><text:span text:style-name="T1">Exemplo de trigger do tipo BEFORE: Alter de </text:span><text:span text:style-name="T1">executar um DELETE em um administrador do </text:span><text:span text:style-name="T1">sistema podemos verificar se existe outro </text:span><text:span text:style-name="T1">administrador cadastrado</text:span></text:p>
              </text:list-item>
              <text:list-item>
                <text:p><text:span text:style-name="T1">Exemplo de trigger AFTER: Gerar e/ou atualizar </text:span><text:span text:style-name="T1">dado estatístico em alguma tabela relacionad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Com quais comandos podemos usar os trigger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s triggers podem ser executados ANTES ou DEPOIS dos seguintes comandos: UPDATE, INSERT e DELETE</text:p>
              </text:list-item>
              <text:list-item>
                <text:p>Não existem triggers, nas versões atuais do PL/pgSQL para o SELECT</text:p>
              </text:list-item>
              <text:list-item>
                <text:p>O Postgres também possui trigger para o comando TRUNCATE (comando que deleta todos os dados de uma tabel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eculiaridades do Postg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ém de possibilitar triggers para o comando TRUNCATE o Postgres</text:p>
              </text:list-item>
              <text:list-item>
                <text:p>Permite o uso de triggers em views</text:p>
              </text:list-item>
              <text:list-item>
                <text:p>REQUER que sejam usadas funções como triggers (outros SGBD permitem comandos normais do SQL como ações de um trigg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pos de triggers</text:p>
          </draw:text-box>
        </draw:frame>
        <draw:frame presentation:style-name="pr5" draw:layer="layout" svg:width="24cm" svg:height="12.18cm" svg:x="2cm" svg:y="4.081cm" presentation:class="outline" presentation:user-transformed="true">
          <draw:text-box>
            <text:list text:style-name="L3">
              <text:list-item>
                <text:p><text:span text:style-name="T1">Os triggers podem ser de dois tipos</text:span></text:p>
                <text:list>
                  <text:list-item>
                    <text:p><text:span text:style-name="T1">Row-level</text:span></text:p>
                    <text:list>
                      <text:list-item>
                        <text:p><text:span text:style-name="T1">A função é chamada para cada linha </text:span><text:span text:style-name="T1">afetada</text:span></text:p>
                      </text:list-item>
                    </text:list>
                  </text:list-item>
                  <text:list-item>
                    <text:p><text:span text:style-name="T1">Statement-level</text:span></text:p>
                    <text:list>
                      <text:list-item>
                        <text:p><text:span text:style-name="T1">A função é chamada para cada comand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emplo:</text:span></text:p>
                <text:list>
                  <text:list-item>
                    <text:p><text:span text:style-name="T1">UPDATE alunos SET nota = 6 WHERE nota &lt; 6</text:span></text:p>
                    <text:list>
                      <text:list-item>
                        <text:p><text:span text:style-name="T1"><text:s/></text:span><text:span text:style-name="T1">Trigger row-level: Uma chamada para cada </text:span><text:span text:style-name="T1">registro afetado</text:span></text:p>
                      </text:list-item>
                      <text:list-item>
                        <text:p><text:span text:style-name="T1">Trigger statement-level: Uma única </text:span><text:span text:style-name="T1">cham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riando um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a criar um trigger são necessários dois passos</text:p>
                <text:list>
                  <text:list-item>
                    <text:p>Criar a função que será associada ao trigger</text:p>
                  </text:list-item>
                  <text:list-item>
                    <text:p>Associar a função a um determinado evento (INSERT, DELETE, etc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riando uma função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sintaxe é parecida com a criação de funções normais, exceto que: </text:p>
                <text:list>
                  <text:list-item>
                    <text:p>A função não tem parâmetros</text:p>
                  </text:list-item>
                  <text:list-item>
                    <text:p>O tipo do retorno é o tipo TRIGG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Variáveis especiais em um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função trigger tem acesso a algumas variáveis especiais</text:p>
              </text:list-item>
              <text:list-item>
                <text:p>Destacaremos duas, por enquanto, NEW e OLD (disponíveis quando usamos “FOR EACH ROW”)</text:p>
                <text:list>
                  <text:list-item>
                    <text:p>NEW representa o novo registro, que vai ser ou foi inserido/atualizado na tabela</text:p>
                  </text:list-item>
                  <text:list-item>
                    <text:p>OLD representa o registro antigo, que vai ser atualizado/deletado na tabel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mplate de função trigg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REATE FUNCTION nome() </text:p>
                <text:p><text:s text:c="3"/>RETURNS TRIGGER </text:p>
                <text:p><text:s text:c="3"/>LANGUAGE PLPGSQL</text:p>
                <text:p>AS $$</text:p>
                <text:p>BEGIN</text:p>
                <text:p><text:s text:c="3"/>-- corpo do trigger</text:p>
                <text:p>END;</text:p>
                <text:p>$$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mplate adição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-- evento pode ser INSERT, DELETE, UPDATE ou TRUNCATE<text:line-break/><text:line-break/>CREATE TRIGGER nome_trigger </text:p>
                <text:p><text:s text:c="3"/>{BEFORE | AFTER} { evento }</text:p>
                <text:p><text:s text:c="3"/>ON nome_tabela</text:p>
                <text:p><text:s text:c="3"/>[FOR [EACH] { ROW | STATEMENT }]</text:p>
                <text:p><text:s text:c="7"/>EXECUTE PROCEDURE nome_funçã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er arquivo trigger1.sql</text:p>
                <text:p>()</text:p>
              </text:list-item>
              <text:list-item>
                <text:p>Crie os triggers e as funções</text:p>
              </text:list-item>
              <text:list-item>
                <text:p>Insira um registro na tabela com o comando abaixo</text:p>
                <text:p>INSERT INTO teacher (id, name, side) VALUES (1, 'Palpatine dois', 'Dark'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er arquivo trigger2.sql</text:p>
                <text:p>()</text:p>
              </text:list-item>
              <text:list-item>
                <text:p>Crie os triggers e as funções</text:p>
              </text:list-item>
              <text:list-item>
                <text:p>Insira um registro na tabela com o comando abaixo</text:p>
                <text:p>INSERT INTO teacher (id, name, side) VALUES (1, 'Palpatine dois', 'Dark');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3" draw:layer="layout" svg:width="24cm" svg:height="12.18cm" svg:x="2cm" svg:y="6cm" presentation:class="subtitle">
          <draw:text-box>
            <text:p>Exercícios <text:line-break/><text:line-break/>(Utilize para ambos as tabelas criadas na lista de exercícios 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rcício 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magine que nenhum professor pode ter o atributo level menor do que 60. Crie um trigger e uma função correspondente que sempre que for inserido um usuário com nível menor que 60, o nível será alterado para 60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rcício 2</text:p>
          </draw:text-box>
        </draw:frame>
        <draw:frame presentation:style-name="pr5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Crie uma tabela auxiliar chamada stats com duas colunas total_power_light e total_power_dark (com valores inicialmente 0)</text:p>
              </text:list-item>
              <text:list-item>
                <text:p>Sempre que um novo usuário for inserido o total do lado correspondente (‘Light’ ou ‘Dark’) deve ser incrementado</text:p>
              </text:list-item>
              <text:list-item>
                <text:p>Também através de triggers padronize o valor do campo de maneira que se o insert for feito usando somente letras minúsculas, a primeira letra deverá sempre ser colocada em maíscu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sumo</text:p>
          </draw:text-box>
        </draw:frame>
        <draw:frame presentation:style-name="pr5" draw:layer="layout" svg:width="24cm" svg:height="12.18cm" svg:x="2.2cm" svg:y="5cm" presentation:class="outline" presentation:user-transformed="true">
          <draw:text-box>
            <text:list text:style-name="L3">
              <text:list-item>
                <text:p>Triggers são muito úteis e bastante utilizados</text:p>
              </text:list-item>
              <text:list-item>
                <text:p>Podem ajudar a manter um banco consistente</text:p>
              </text:list-item>
              <text:list-item>
                <text:p>Concentram a lógica que precisaria estar dividida em múltiplos locais (ex: site e app móvel)</text:p>
              </text:list-item>
              <text:list-item>
                <text:p>Porém podem gerar comportamentos estranhos e bugs difíceis de resolver: use com moderação e documente a solu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14">
        <office:forms form:automatic-focus="false" form:apply-design-mode="false"/>
        <draw:frame presentation:style-name="pr8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2">CREATE OR REPLACE FUNCTION fun_before_insert() </text:span></text:p>
              </text:list-item>
              <text:list-item>
                <text:p><text:span text:style-name="T2"><text:s text:c="3"/></text:span><text:span text:style-name="T2">RETURNS TRIGGER </text:span></text:p>
              </text:list-item>
              <text:list-item>
                <text:p><text:span text:style-name="T2"><text:s text:c="3"/></text:span><text:span text:style-name="T2">LANGUAGE PLPGSQL</text:span></text:p>
              </text:list-item>
              <text:list-item>
                <text:p><text:span text:style-name="T2">AS $$</text:span></text:p>
              </text:list-item>
              <text:list-item>
                <text:p><text:span text:style-name="T2">BEGIN</text:span></text:p>
              </text:list-item>
              <text:list-item>
                <text:p><text:span text:style-name="T2"><text:s text:c="3"/></text:span><text:span text:style-name="T2">raise notice 'Chamei um trigger antes de inserir o registro';</text:span></text:p>
              </text:list-item>
              <text:list-item>
                <text:p><text:span text:style-name="T2"><text:s text:c="3"/></text:span><text:span text:style-name="T2">return NEW;</text:span></text:p>
              </text:list-item>
              <text:list-item>
                <text:p><text:span text:style-name="T2">END;</text:span></text:p>
              </text:list-item>
              <text:list-item>
                <text:p><text:span text:style-name="T2">$$;</text:span></text:p>
              </text:list-item>
            </text:list>
          </draw:text-box>
        </draw:frame>
        <draw:frame presentation:style-name="pr9" draw:layer="layout" svg:width="24.599cm" svg:height="3.507cm" svg:x="2cm" svg:y="0.836cm" presentation:class="title">
          <draw:text-box>
            <text:p>Exemplo 1</text:p>
          </draw:text-box>
        </draw:frame>
        <draw:frame presentation:style-name="pr8" draw:layer="layout" svg:width="24cm" svg:height="5.809cm" svg:x="2cm" svg:y="12.362cm" presentation:class="outline" presentation:user-transformed="true">
          <draw:text-box>
            <text:list text:style-name="L3">
              <text:list-item>
                <text:p>CREATE TRIGGER trigger_before_insert </text:p>
              </text:list-item>
              <text:list-item>
                <text:p><text:s text:c="3"/>BEFORE INSERT</text:p>
              </text:list-item>
              <text:list-item>
                <text:p><text:s text:c="3"/>ON teacher</text:p>
              </text:list-item>
              <text:list-item>
                <text:p><text:s text:c="3"/>FOR EACH ROW </text:p>
              </text:list-item>
              <text:list-item>
                <text:p><text:s text:c="7"/>EXECUTE PROCEDURE fun_before_insert();</text:p>
              </text:list-item>
              <text:list-item>
                <text:p><text:s text:c="7"/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6" draw:layer="layout" svg:width="24cm" svg:height="12.18cm" svg:x="2cm" svg:y="6cm" presentation:class="subtitle">
          <draw:text-box>
            <text:p text:style-name="P5">Trigger e INSERT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mplate adição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-- evento pode ser INSERT, DELETE, UPDATE ou TRUNCATE<text:line-break/><text:line-break/>CREATE TRIGGER nome_trigger </text:p>
                <text:p><text:s text:c="3"/>{BEFORE | AFTER} <text:span text:style-name="T3">INSERT</text:span></text:p>
                <text:p><text:s text:c="3"/>ON nome_tabela</text:p>
                <text:p><text:s text:c="3"/>[FOR [EACH] { ROW | STATEMENT }]</text:p>
                <text:p><text:s text:c="7"/>EXECUTE PROCEDURE nome_função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text-style-name="P1" draw:layer="layout" svg:width="24cm" svg:height="12.18cm" svg:x="2cm" svg:y="4.029cm" presentation:class="outline" presentation:user-transformed="true">
          <draw:text-box>
            <text:list text:style-name="L3">
              <text:list-item>
                <text:p>Faça um programa em PL/pgSQL que (usando as estruturas case e while) percorra todos os números no intervalo entre 1 e 10 e para cada número e para cada número faça o teste se ele é divisível por 2, por 3, ou por ambos. Mostre uma mensagem correspondente. Ou seja, se o número for divisível por 2 deverá aparecer “Número divisível por 2” e o mesmo para 3.</text:p>
                <text:list>
                  <text:list-item>
                    <text:p>Dica 1: o operador de resto da divisão é o %</text:p>
                  </text:list-item>
                  <text:list-item>
                    <text:p>Dica 2: lembre-se que alguns números são divisíveis por 2 E por 3 també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ase https://www.postgresqltutorial.com/postgresql-plpgsql/plpgsql-case-statement/</text:p>
              </text:list-item>
              <text:list-item>
                <text:p>Criando funções<text:line-break/>https://www.postgresqltutorial.com/postgresql-plpgsql/postgresql-create-function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21H54M4S</meta:editing-duration>
    <meta:editing-cycles>170</meta:editing-cycles>
    <meta:generator>LibreOffice/7.3.7.2$Linux_X86_64 LibreOffice_project/30$Build-2</meta:generator>
    <dc:title>Impress</dc:title>
    <dc:date>2024-10-09T01:05:00.686172242</dc:date>
    <meta:document-statistic meta:object-count="131"/>
  </office:meta>
</office:document-meta>
</file>